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99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OFFSET([.$A$1];1;0;COUNTA([.$A$2:.$A$100])))" table:allow-empty-cell="true" table:display-list="unsorted" table:base-cell-address="Feuille1.D6"/>
        <table:content-validation table:name="val2" table:condition="of:cell-content-is-in-list(List)" table:allow-empty-cell="true" table:display-list="unsorted" table:base-cell-address="Feuille1.D9"/>
      </table:content-validations>
      <table:table table:name="Feuille1" table:style-name="ta1" table:print="false">
        <table:table-column table:style-name="co1" table:number-columns-repeated="10" table:default-cell-style-name="Default"/>
        <table:table-row table:style-name="ro2">
          <table:table-cell office:value-type="string">
            <text:p>List</text:p>
          </table:table-cell>
          <table:table-cell table:number-columns-repeated="9"/>
        </table:table-row>
        <table:table-row table:style-name="ro2">
          <table:table-cell office:value-type="string">
            <text:p>item1</text:p>
          </table:table-cell>
          <table:table-cell table:number-columns-repeated="9"/>
        </table:table-row>
        <table:table-row table:style-name="ro2">
          <table:table-cell office:value-type="string">
            <text:p>item2</text:p>
          </table:table-cell>
          <table:table-cell table:number-columns-repeated="2"/>
          <table:table-cell office:value-type="string">
            <text:p>OFFSET in Drop-down list</text:p>
          </table:table-cell>
          <table:table-cell table:number-columns-repeated="6"/>
        </table:table-row>
        <table:table-row table:style-name="ro2">
          <table:table-cell office:value-type="string">
            <text:p>item3</text:p>
          </table:table-cell>
          <table:table-cell table:number-columns-repeated="2"/>
          <table:table-cell table:style-name="ce1" office:value-type="string">
            <text:p>↓</text:p>
          </table:table-cell>
          <table:table-cell table:number-columns-repeated="6"/>
        </table:table-row>
        <table:table-row table:style-name="ro2">
          <table:table-cell office:value-type="string">
            <text:p>item4</text:p>
          </table:table-cell>
          <table:table-cell table:number-columns-repeated="9"/>
        </table:table-row>
        <table:table-row table:style-name="ro2">
          <table:table-cell office:value-type="string">
            <text:p>item5</text:p>
          </table:table-cell>
          <table:table-cell table:number-columns-repeated="2"/>
          <table:table-cell table:style-name="ce2" table:content-validation-name="val1"/>
          <table:table-cell/>
          <table:table-cell office:value-type="string">
            <text:p>Data &gt; Validity &gt; Cell range &gt; Source : </text:p>
          </table:table-cell>
          <table:table-cell table:number-columns-repeated="2"/>
          <table:table-cell office:value-type="string">
            <text:p>OFFSET($A$1;1;0;COUNTA($A$2:$A$100))</text:p>
          </table:table-cell>
          <table:table-cell/>
        </table:table-row>
        <table:table-row table:style-name="ro2">
          <table:table-cell office:value-type="string">
            <text:p>item6</text:p>
          </table:table-cell>
          <table:table-cell table:number-columns-repeated="9"/>
        </table:table-row>
        <table:table-row table:style-name="ro2">
          <table:table-cell office:value-type="string">
            <text:p>item7</text:p>
          </table:table-cell>
          <table:table-cell table:number-columns-repeated="9"/>
        </table:table-row>
        <table:table-row table:style-name="ro2">
          <table:table-cell office:value-type="string">
            <text:p>item8</text:p>
          </table:table-cell>
          <table:table-cell table:number-columns-repeated="2"/>
          <table:table-cell table:style-name="ce2" table:content-validation-name="val2"/>
          <table:table-cell/>
          <table:table-cell office:value-type="string">
            <text:p>Data &gt; Validity &gt; Cell range &gt; Source : </text:p>
          </table:table-cell>
          <table:table-cell table:number-columns-repeated="2"/>
          <table:table-cell office:value-type="string">
            <text:p>List</text:p>
          </table:table-cell>
          <table:table-cell office:value-type="string">
            <text:p>with the name List =OFFSET($A$1;1;0;COUNTA($A$2:$A$100))</text:p>
          </table:table-cell>
        </table:table-row>
        <table:table-row table:style-name="ro2">
          <table:table-cell office:value-type="string">
            <text:p>item9</text:p>
          </table:table-cell>
          <table:table-cell table:number-columns-repeated="7"/>
          <table:table-cell office:value-type="string">
            <text:p>(see ctrl+F3)</text:p>
          </table:table-cell>
          <table:table-cell/>
        </table:table-row>
        <table:table-row table:style-name="ro2">
          <table:table-cell office:value-type="string">
            <text:p>item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Formula array in the Cell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↓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matrix-columns-spanned="1" table:number-matrix-rows-spanned="10" table:formula="of:=OFFSET([.$A$1];1;0;COUNTA([.$A$2:.$A$100]))" office:value-type="string" office:string-value="item1">
            <text:p>item1</text:p>
          </table:table-cell>
          <table:table-cell table:formula="of:=FORMULA([.C14])" office:value-type="string" office:string-value="{=DECALER($A$1;1;0;NBVAL($A$2:$A$100))}">
            <text:p>{=DECALER($A$1;1;0;NBVAL($A$2:$A$100))}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office:string-value="item2">
            <text:p>item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3">
            <text:p>item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4">
            <text:p>item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5">
            <text:p>item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6">
            <text:p>item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7">
            <text:p>item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8">
            <text:p>item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9">
            <text:p>item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office:string-value="item10">
            <text:p>item10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List" table:base-cell-address="$Feuille1.$D$6" table:expression="OFFSET([.$A$1];1;0;COUNTA([.$A$2:.$A$100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/10/2010</text:date>, <text:time>10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6T10:51:27.64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3" meta:cell-count="32" meta:object-count="0"/>
  </office:meta>
</office:document-meta>
</file>